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8.597cm" style:rel-column-width="27657*"/>
    </style:style>
    <style:style style:name="Tableau1.B" style:family="table-column">
      <style:table-column-properties style:column-width="2.609cm" style:rel-column-width="8392*"/>
    </style:style>
    <style:style style:name="Tableau1.C" style:family="table-column">
      <style:table-column-properties style:column-width="3.2cm" style:rel-column-width="10293*"/>
    </style:style>
    <style:style style:name="Tableau1.D" style:family="table-column">
      <style:table-column-properties style:column-width="2.101cm" style:rel-column-width="6758*"/>
    </style:style>
    <style:style style:name="Tableau1.E" style:family="table-column">
      <style:table-column-properties style:column-width="3.865cm" style:rel-column-width="12435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6d6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background-color="#ffd8c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371cm" table:align="margins" fo:background-color="transparent">
        <style:background-image/>
      </style:table-properties>
    </style:style>
    <style:style style:name="Tableau2.A" style:family="table-column">
      <style:table-column-properties style:column-width="8.597cm" style:rel-column-width="27657*"/>
    </style:style>
    <style:style style:name="Tableau2.B" style:family="table-column">
      <style:table-column-properties style:column-width="2.609cm" style:rel-column-width="8392*"/>
    </style:style>
    <style:style style:name="Tableau2.C" style:family="table-column">
      <style:table-column-properties style:column-width="3.2cm" style:rel-column-width="10293*"/>
    </style:style>
    <style:style style:name="Tableau2.D" style:family="table-column">
      <style:table-column-properties style:column-width="2.101cm" style:rel-column-width="6758*"/>
    </style:style>
    <style:style style:name="Tableau2.E" style:family="table-column">
      <style:table-column-properties style:column-width="3.865cm" style:rel-column-width="12435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ff6d6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background-color="#ffd8ce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371cm" table:align="margins" fo:background-color="transparent">
        <style:background-image/>
      </style:table-properties>
    </style:style>
    <style:style style:name="Tableau3.A" style:family="table-column">
      <style:table-column-properties style:column-width="8.597cm" style:rel-column-width="27657*"/>
    </style:style>
    <style:style style:name="Tableau3.B" style:family="table-column">
      <style:table-column-properties style:column-width="2.609cm" style:rel-column-width="8392*"/>
    </style:style>
    <style:style style:name="Tableau3.C" style:family="table-column">
      <style:table-column-properties style:column-width="3.2cm" style:rel-column-width="10293*"/>
    </style:style>
    <style:style style:name="Tableau3.D" style:family="table-column">
      <style:table-column-properties style:column-width="2.101cm" style:rel-column-width="6758*"/>
    </style:style>
    <style:style style:name="Tableau3.E" style:family="table-column">
      <style:table-column-properties style:column-width="3.865cm" style:rel-column-width="12435*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ff6d6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background-color="#ffd8ce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0.371cm" table:align="margins" fo:background-color="transparent">
        <style:background-image/>
      </style:table-properties>
    </style:style>
    <style:style style:name="Tableau4.A" style:family="table-column">
      <style:table-column-properties style:column-width="8.597cm" style:rel-column-width="27657*"/>
    </style:style>
    <style:style style:name="Tableau4.B" style:family="table-column">
      <style:table-column-properties style:column-width="2.609cm" style:rel-column-width="8392*"/>
    </style:style>
    <style:style style:name="Tableau4.C" style:family="table-column">
      <style:table-column-properties style:column-width="3.2cm" style:rel-column-width="10293*"/>
    </style:style>
    <style:style style:name="Tableau4.D" style:family="table-column">
      <style:table-column-properties style:column-width="2.101cm" style:rel-column-width="6758*"/>
    </style:style>
    <style:style style:name="Tableau4.E" style:family="table-column">
      <style:table-column-properties style:column-width="3.865cm" style:rel-column-width="12435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ff6d6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background-color="#ffd8ce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none" fo:border-top="none" fo:border-bottom="0.05pt solid #000000"/>
    </style:style>
    <style:style style:name="Tableau4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bebb0a"/>
    </style:style>
    <style:style style:name="P2" style:family="paragraph" style:parent-style-name="Standard">
      <style:text-properties officeooo:rsid="00c0696b" officeooo:paragraph-rsid="00c0696b"/>
    </style:style>
    <style:style style:name="P3" style:family="paragraph" style:parent-style-name="Standard">
      <style:text-properties officeooo:rsid="00c0696b" officeooo:paragraph-rsid="00c2342c"/>
    </style:style>
    <style:style style:name="P4" style:family="paragraph" style:parent-style-name="Standard">
      <style:text-properties officeooo:paragraph-rsid="00c0696b"/>
    </style:style>
    <style:style style:name="P5" style:family="paragraph" style:parent-style-name="Standard">
      <style:text-properties officeooo:paragraph-rsid="00c2342c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font-weight="bold" officeooo:rsid="0099b21b" officeooo:paragraph-rsid="00bebb0a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font-weight="bold" officeooo:rsid="0099b21b" officeooo:paragraph-rsid="00c0696b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9pt" fo:font-weight="bold" officeooo:rsid="0099b21b" officeooo:paragraph-rsid="00c2342c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9pt" officeooo:rsid="009b6a99" officeooo:paragraph-rsid="00bebb0a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9pt" officeooo:rsid="009b6a99" officeooo:paragraph-rsid="00c0696b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9pt" officeooo:rsid="009b6a99" officeooo:paragraph-rsid="00c2342c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9pt" officeooo:rsid="009d057f" officeooo:paragraph-rsid="00bebb0a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9pt" officeooo:rsid="009d057f" officeooo:paragraph-rsid="00c0696b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9pt" officeooo:rsid="009d057f" officeooo:paragraph-rsid="00c2342c" style:font-size-asian="9pt" style:font-size-complex="9pt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bebb0a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c0696b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c2342c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c0696b" officeooo:paragraph-rsid="00c0696b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c0696b" officeooo:paragraph-rsid="00c2342c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bold" officeooo:rsid="00bebb0a" officeooo:paragraph-rsid="00bebb0a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bold" officeooo:rsid="00bebb0a" officeooo:paragraph-rsid="00c0696b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12pt" style:text-underline-style="none" fo:font-weight="bold" officeooo:rsid="00bebb0a" officeooo:paragraph-rsid="00bebb0a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12pt" style:text-underline-style="none" fo:font-weight="bold" officeooo:rsid="00bebb0a" officeooo:paragraph-rsid="00c2342c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bold" officeooo:rsid="00bebb0a" officeooo:paragraph-rsid="00c2342c" style:font-size-asian="12pt" style:font-weight-asian="bold" style:font-size-complex="12pt" style:font-weight-complex="bold"/>
    </style:style>
    <style:style style:name="P25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fo:font-size="12pt" style:text-underline-style="none" fo:font-weight="bold" officeooo:rsid="00bebb0a" officeooo:paragraph-rsid="00bebb0a" style:font-size-asian="12pt" style:font-weight-asian="bold" style:font-size-complex="12pt" style:font-weight-complex="bold"/>
    </style:style>
    <style:style style:name="P26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fo:font-size="12pt" style:text-underline-style="none" fo:font-weight="bold" officeooo:rsid="00bebb0a" officeooo:paragraph-rsid="00c2342c" style:font-size-asian="12pt" style:font-weight-asian="bold" style:font-size-complex="12pt" style:font-weight-complex="bold"/>
    </style:style>
    <style:style style:name="T1" style:family="text">
      <style:text-properties officeooo:rsid="009d057f"/>
    </style:style>
    <style:style style:name="T2" style:family="text">
      <style:text-properties officeooo:rsid="009f469b"/>
    </style:style>
    <style:style style:name="T3" style:family="text">
      <style:text-properties officeooo:rsid="00a12a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Groupe n° ……..</text:p>
      <text:p text:style-name="P22"/>
      <text:p text:style-name="P20">nom:…………………… <text:s/>prénom :…………………<text:tab/><text:tab/><text:tab/><text:tab/><text:tab/>nom:…………………… <text:s/>prénom :…………………</text:p>
      <text:p text:style-name="P20"/>
      <text:p text:style-name="P20">nom:…………………… <text:s/>prénom :…………………<text:tab/><text:tab/><text:tab/><text:tab/><text:tab/>nom:…………………… <text:s/>prénom :…………………</text:p>
      <text:p text:style-name="P20"/>
      <text:p text:style-name="P20">nom:…………………… <text:s/>prénom :…………………<text:tab/><text:tab/><text:tab/><text:tab/><text:tab/>nom:…………………… <text:s/>prénom :…………………</text:p>
      <text:p text:style-name="P15"/>
      <text:p text:style-name="P18">Auto évaluation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6">Grille d’évaluation</text:p>
          </table:table-cell>
          <table:table-cell table:style-name="Tableau1.B1" office:value-type="string">
            <text:p text:style-name="P9">Acquis</text:p>
          </table:table-cell>
          <table:table-cell table:style-name="Tableau1.C1" office:value-type="string">
            <text:p text:style-name="P9">En Cours Acquisition</text:p>
          </table:table-cell>
          <table:table-cell table:style-name="Tableau1.D1" office:value-type="string">
            <text:p text:style-name="P9">Fragile</text:p>
          </table:table-cell>
          <table:table-cell table:style-name="Tableau1.E1" office:value-type="string">
            <text:p text:style-name="P9">Insuffisant</text:p>
          </table:table-cell>
        </table:table-row>
        <table:table-row table:style-name="Tableau1.1">
          <table:table-cell table:style-name="Tableau1.A2" office:value-type="string">
            <text:p text:style-name="P9">Savoir travailler en équipe <text:span text:style-name="T1">(</text:span><text:span text:style-name="T3">chaque membre du groupe</text:span><text:span text:style-name="T1"> participe, </text:span><text:span text:style-name="T2">écoute et discute de façon efficace, reste sérieux et concentré)</text:span><text:span text:style-name="T1"> <text:s/></text:span></text:p>
          </table:table-cell>
          <table:table-cell table:style-name="Tableau1.B2" office:value-type="string">
            <text:p text:style-name="P9">A</text:p>
          </table:table-cell>
          <table:table-cell table:style-name="Tableau1.C2" office:value-type="string">
            <text:p text:style-name="P9">ECA</text:p>
          </table:table-cell>
          <table:table-cell table:style-name="Tableau1.D2" office:value-type="string">
            <text:p text:style-name="P9">F</text:p>
          </table:table-cell>
          <table:table-cell table:style-name="Tableau1.E2" office:value-type="string">
            <text:p text:style-name="P9">I</text:p>
          </table:table-cell>
        </table:table-row>
        <table:table-row table:style-name="Tableau1.1">
          <table:table-cell table:style-name="Tableau1.A2" office:value-type="string">
            <text:p text:style-name="P12">Rendre un travail propre et clair</text:p>
          </table:table-cell>
          <table:table-cell table:style-name="Tableau1.B3" office:value-type="string">
            <text:p text:style-name="P9">A</text:p>
          </table:table-cell>
          <table:table-cell table:style-name="Tableau1.C3" office:value-type="string">
            <text:p text:style-name="P9">ECA</text:p>
          </table:table-cell>
          <table:table-cell table:style-name="Tableau1.D3" office:value-type="string">
            <text:p text:style-name="P9">F</text:p>
          </table:table-cell>
          <table:table-cell table:style-name="Tableau1.E3" office:value-type="string">
            <text:p text:style-name="P9">I</text:p>
          </table:table-cell>
        </table:table-row>
        <table:table-row table:style-name="Tableau1.1">
          <table:table-cell table:style-name="Tableau1.A2" office:value-type="string">
            <text:p text:style-name="P12">Bonne compréhension et résolution du problème</text:p>
          </table:table-cell>
          <table:table-cell table:style-name="Tableau1.B4" office:value-type="string">
            <text:p text:style-name="P9">A</text:p>
          </table:table-cell>
          <table:table-cell table:style-name="Tableau1.C4" office:value-type="string">
            <text:p text:style-name="P9">ECA</text:p>
          </table:table-cell>
          <table:table-cell table:style-name="Tableau1.D4" office:value-type="string">
            <text:p text:style-name="P9">F</text:p>
          </table:table-cell>
          <table:table-cell table:style-name="Tableau1.E4" office:value-type="string">
            <text:p text:style-name="P9">I</text:p>
          </table:table-cell>
        </table:table-row>
      </table:table>
      <text:p text:style-name="P1"/>
      <text:p text:style-name="P2">Évaluation du groupe : …………….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6">Grille d’évaluation</text:p>
          </table:table-cell>
          <table:table-cell table:style-name="Tableau2.B1" office:value-type="string">
            <text:p text:style-name="P9">Acquis</text:p>
          </table:table-cell>
          <table:table-cell table:style-name="Tableau2.C1" office:value-type="string">
            <text:p text:style-name="P9">En Cours Acquisition</text:p>
          </table:table-cell>
          <table:table-cell table:style-name="Tableau2.D1" office:value-type="string">
            <text:p text:style-name="P9">Fragile</text:p>
          </table:table-cell>
          <table:table-cell table:style-name="Tableau2.E1" office:value-type="string">
            <text:p text:style-name="P9">Insuffisant</text:p>
          </table:table-cell>
        </table:table-row>
        <table:table-row table:style-name="Tableau2.1">
          <table:table-cell table:style-name="Tableau2.A2" office:value-type="string">
            <text:p text:style-name="P9">Savoir travailler en équipe <text:span text:style-name="T1">(</text:span><text:span text:style-name="T3">chaque membre du groupe</text:span><text:span text:style-name="T1"> participe, </text:span><text:span text:style-name="T2">écoute et discute de façon efficace, reste sérieux et concentré)</text:span><text:span text:style-name="T1"> <text:s/></text:span></text:p>
          </table:table-cell>
          <table:table-cell table:style-name="Tableau2.B2" office:value-type="string">
            <text:p text:style-name="P9">A</text:p>
          </table:table-cell>
          <table:table-cell table:style-name="Tableau2.C2" office:value-type="string">
            <text:p text:style-name="P9">ECA</text:p>
          </table:table-cell>
          <table:table-cell table:style-name="Tableau2.D2" office:value-type="string">
            <text:p text:style-name="P9">F</text:p>
          </table:table-cell>
          <table:table-cell table:style-name="Tableau2.E2" office:value-type="string">
            <text:p text:style-name="P9">I</text:p>
          </table:table-cell>
        </table:table-row>
        <table:table-row table:style-name="Tableau2.1">
          <table:table-cell table:style-name="Tableau2.A2" office:value-type="string">
            <text:p text:style-name="P12">Rendre un travail propre et clair</text:p>
          </table:table-cell>
          <table:table-cell table:style-name="Tableau2.B3" office:value-type="string">
            <text:p text:style-name="P9">A</text:p>
          </table:table-cell>
          <table:table-cell table:style-name="Tableau2.C3" office:value-type="string">
            <text:p text:style-name="P9">ECA</text:p>
          </table:table-cell>
          <table:table-cell table:style-name="Tableau2.D3" office:value-type="string">
            <text:p text:style-name="P9">F</text:p>
          </table:table-cell>
          <table:table-cell table:style-name="Tableau2.E3" office:value-type="string">
            <text:p text:style-name="P9">I</text:p>
          </table:table-cell>
        </table:table-row>
        <table:table-row table:style-name="Tableau2.1">
          <table:table-cell table:style-name="Tableau2.A2" office:value-type="string">
            <text:p text:style-name="P12">Bonne compréhension et résolution du problème</text:p>
          </table:table-cell>
          <table:table-cell table:style-name="Tableau2.B4" office:value-type="string">
            <text:p text:style-name="P9">A</text:p>
          </table:table-cell>
          <table:table-cell table:style-name="Tableau2.C4" office:value-type="string">
            <text:p text:style-name="P9">ECA</text:p>
          </table:table-cell>
          <table:table-cell table:style-name="Tableau2.D4" office:value-type="string">
            <text:p text:style-name="P9">F</text:p>
          </table:table-cell>
          <table:table-cell table:style-name="Tableau2.E4" office:value-type="string">
            <text:p text:style-name="P9">I</text:p>
          </table:table-cell>
        </table:table-row>
      </table:table>
      <text:p text:style-name="P1"/>
      <text:p text:style-name="P26"/>
      <text:p text:style-name="P26"/>
      <text:p text:style-name="P26">Groupe n° ……..</text:p>
      <text:p text:style-name="P23"/>
      <text:p text:style-name="P24">nom:…………………… <text:s/>prénom :…………………<text:tab/><text:tab/><text:tab/><text:tab/><text:tab/>nom:…………………… <text:s/>prénom :…………………</text:p>
      <text:p text:style-name="P24"/>
      <text:p text:style-name="P24">nom:…………………… <text:s/>prénom :…………………<text:tab/><text:tab/><text:tab/><text:tab/><text:tab/>nom:…………………… <text:s/>prénom :…………………</text:p>
      <text:p text:style-name="P24"/>
      <text:p text:style-name="P24">nom:…………………… <text:s/>prénom :…………………<text:tab/><text:tab/><text:tab/><text:tab/><text:tab/>nom:…………………… <text:s/>prénom :…………………</text:p>
      <text:p text:style-name="P17"/>
      <text:p text:style-name="P19">Auto évaluation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8">Grille d’évaluation</text:p>
          </table:table-cell>
          <table:table-cell table:style-name="Tableau3.B1" office:value-type="string">
            <text:p text:style-name="P11">Acquis</text:p>
          </table:table-cell>
          <table:table-cell table:style-name="Tableau3.C1" office:value-type="string">
            <text:p text:style-name="P11">En Cours Acquisition</text:p>
          </table:table-cell>
          <table:table-cell table:style-name="Tableau3.D1" office:value-type="string">
            <text:p text:style-name="P11">Fragile</text:p>
          </table:table-cell>
          <table:table-cell table:style-name="Tableau3.E1" office:value-type="string">
            <text:p text:style-name="P11">Insuffisant</text:p>
          </table:table-cell>
        </table:table-row>
        <table:table-row table:style-name="Tableau3.1">
          <table:table-cell table:style-name="Tableau3.A2" office:value-type="string">
            <text:p text:style-name="P11">Savoir travailler en équipe <text:span text:style-name="T1">(</text:span><text:span text:style-name="T3">chaque membre du groupe</text:span><text:span text:style-name="T1"> participe, </text:span><text:span text:style-name="T2">écoute et discute de façon efficace, reste sérieux et concentré)</text:span><text:span text:style-name="T1"> <text:s/></text:span></text:p>
          </table:table-cell>
          <table:table-cell table:style-name="Tableau3.B2" office:value-type="string">
            <text:p text:style-name="P11">A</text:p>
          </table:table-cell>
          <table:table-cell table:style-name="Tableau3.C2" office:value-type="string">
            <text:p text:style-name="P11">ECA</text:p>
          </table:table-cell>
          <table:table-cell table:style-name="Tableau3.D2" office:value-type="string">
            <text:p text:style-name="P11">F</text:p>
          </table:table-cell>
          <table:table-cell table:style-name="Tableau3.E2" office:value-type="string">
            <text:p text:style-name="P11">I</text:p>
          </table:table-cell>
        </table:table-row>
        <table:table-row table:style-name="Tableau3.1">
          <table:table-cell table:style-name="Tableau3.A2" office:value-type="string">
            <text:p text:style-name="P14">Rendre un travail propre et clair</text:p>
          </table:table-cell>
          <table:table-cell table:style-name="Tableau3.B3" office:value-type="string">
            <text:p text:style-name="P11">A</text:p>
          </table:table-cell>
          <table:table-cell table:style-name="Tableau3.C3" office:value-type="string">
            <text:p text:style-name="P11">ECA</text:p>
          </table:table-cell>
          <table:table-cell table:style-name="Tableau3.D3" office:value-type="string">
            <text:p text:style-name="P11">F</text:p>
          </table:table-cell>
          <table:table-cell table:style-name="Tableau3.E3" office:value-type="string">
            <text:p text:style-name="P11">I</text:p>
          </table:table-cell>
        </table:table-row>
        <table:table-row table:style-name="Tableau3.1">
          <table:table-cell table:style-name="Tableau3.A2" office:value-type="string">
            <text:p text:style-name="P14">Bonne compréhension et résolution du problème</text:p>
          </table:table-cell>
          <table:table-cell table:style-name="Tableau3.B4" office:value-type="string">
            <text:p text:style-name="P11">A</text:p>
          </table:table-cell>
          <table:table-cell table:style-name="Tableau3.C4" office:value-type="string">
            <text:p text:style-name="P11">ECA</text:p>
          </table:table-cell>
          <table:table-cell table:style-name="Tableau3.D4" office:value-type="string">
            <text:p text:style-name="P11">F</text:p>
          </table:table-cell>
          <table:table-cell table:style-name="Tableau3.E4" office:value-type="string">
            <text:p text:style-name="P11">I</text:p>
          </table:table-cell>
        </table:table-row>
      </table:table>
      <text:p text:style-name="P5"/>
      <text:p text:style-name="P3">Évaluation du groupe : …………….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au4.1">
          <table:table-cell table:style-name="Tableau4.A1" office:value-type="string">
            <text:p text:style-name="P8">Grille d’évaluation</text:p>
          </table:table-cell>
          <table:table-cell table:style-name="Tableau4.B1" office:value-type="string">
            <text:p text:style-name="P11">Acquis</text:p>
          </table:table-cell>
          <table:table-cell table:style-name="Tableau4.C1" office:value-type="string">
            <text:p text:style-name="P11">En Cours Acquisition</text:p>
          </table:table-cell>
          <table:table-cell table:style-name="Tableau4.D1" office:value-type="string">
            <text:p text:style-name="P11">Fragile</text:p>
          </table:table-cell>
          <table:table-cell table:style-name="Tableau4.E1" office:value-type="string">
            <text:p text:style-name="P11">Insuffisant</text:p>
          </table:table-cell>
        </table:table-row>
        <table:table-row table:style-name="Tableau4.1">
          <table:table-cell table:style-name="Tableau4.A2" office:value-type="string">
            <text:p text:style-name="P11">Savoir travailler en équipe <text:span text:style-name="T1">(</text:span><text:span text:style-name="T3">chaque membre du groupe</text:span><text:span text:style-name="T1"> participe, </text:span><text:span text:style-name="T2">écoute et discute de façon efficace, reste sérieux et concentré)</text:span><text:span text:style-name="T1"> <text:s/></text:span></text:p>
          </table:table-cell>
          <table:table-cell table:style-name="Tableau4.B2" office:value-type="string">
            <text:p text:style-name="P11">A</text:p>
          </table:table-cell>
          <table:table-cell table:style-name="Tableau4.C2" office:value-type="string">
            <text:p text:style-name="P11">ECA</text:p>
          </table:table-cell>
          <table:table-cell table:style-name="Tableau4.D2" office:value-type="string">
            <text:p text:style-name="P11">F</text:p>
          </table:table-cell>
          <table:table-cell table:style-name="Tableau4.E2" office:value-type="string">
            <text:p text:style-name="P11">I</text:p>
          </table:table-cell>
        </table:table-row>
        <table:table-row table:style-name="Tableau4.1">
          <table:table-cell table:style-name="Tableau4.A2" office:value-type="string">
            <text:p text:style-name="P14">Rendre un travail propre et clair</text:p>
          </table:table-cell>
          <table:table-cell table:style-name="Tableau4.B3" office:value-type="string">
            <text:p text:style-name="P11">A</text:p>
          </table:table-cell>
          <table:table-cell table:style-name="Tableau4.C3" office:value-type="string">
            <text:p text:style-name="P11">ECA</text:p>
          </table:table-cell>
          <table:table-cell table:style-name="Tableau4.D3" office:value-type="string">
            <text:p text:style-name="P11">F</text:p>
          </table:table-cell>
          <table:table-cell table:style-name="Tableau4.E3" office:value-type="string">
            <text:p text:style-name="P11">I</text:p>
          </table:table-cell>
        </table:table-row>
        <table:table-row table:style-name="Tableau4.1">
          <table:table-cell table:style-name="Tableau4.A2" office:value-type="string">
            <text:p text:style-name="P14">Bonne compréhension et résolution du problème</text:p>
          </table:table-cell>
          <table:table-cell table:style-name="Tableau4.B4" office:value-type="string">
            <text:p text:style-name="P11">A</text:p>
          </table:table-cell>
          <table:table-cell table:style-name="Tableau4.C4" office:value-type="string">
            <text:p text:style-name="P11">ECA</text:p>
          </table:table-cell>
          <table:table-cell table:style-name="Tableau4.D4" office:value-type="string">
            <text:p text:style-name="P11">F</text:p>
          </table:table-cell>
          <table:table-cell table:style-name="Tableau4.E4" office:value-type="string">
            <text:p text:style-name="P11">I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Extrémités_20_de_20_flèche_20_1" draw:display-name="Extrémités de flèche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37M38S</meta:editing-duration>
    <meta:editing-cycles>83</meta:editing-cycles>
    <meta:generator>LibreOffice/7.0.4.2$Linux_X86_64 LibreOffice_project/00$Build-2</meta:generator>
    <meta:creation-date>2020-12-27T16:05:00.134333372</meta:creation-date>
    <meta:initial-creator>J Cercy</meta:initial-creator>
    <dc:date>2021-01-15T00:48:23.840079968</dc:date>
    <dc:creator>J Cercy</dc:creator>
    <meta:document-statistic meta:table-count="4" meta:image-count="0" meta:object-count="0" meta:page-count="1" meta:paragraph-count="92" meta:word-count="262" meta:character-count="1654" meta:non-whitespace-character-count="1440"/>
    <meta:template xlink:type="simple" xlink:actuate="onRequest" xlink:title="activite_type" xlink:href="../../../../../../../../mes_ressources/document%20type/activite_type.ott" meta:date="2020-12-27T16:04:58.916306345"/>
  </office:meta>
</office:document-meta>
</file>